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Condensed1" svg:font-family="'DejaVu Sans Condensed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echnologies" style:family="table">
      <style:table-properties style:width="7.0243in" fo:margin-left="0.1833in" table:align="left" style:shadow="none"/>
    </style:style>
    <style:style style:name="Technologies.A" style:family="table-column">
      <style:table-column-properties style:column-width="2.3139in"/>
    </style:style>
    <style:style style:name="Technologies.B" style:family="table-column">
      <style:table-column-properties style:column-width="2.375in"/>
    </style:style>
    <style:style style:name="Technologies.C" style:family="table-column">
      <style:table-column-properties style:column-width="2.3354in"/>
    </style:style>
    <style:style style:name="Technologies.1" style:family="table-row">
      <style:table-row-properties style:min-row-height="1.1243in"/>
    </style:style>
    <style:style style:name="Technologies.A1" style:family="table-cell">
      <style:table-cell-properties fo:background-color="transparent" fo:padding="0in" fo:border="none">
        <style:background-image/>
      </style:table-cell-properties>
    </style:style>
    <style:style style:name="Experience1" style:family="table">
      <style:table-properties style:width="6.7701in" fo:margin-left="0.4146in" table:align="left" style:shadow="none"/>
    </style:style>
    <style:style style:name="Experience1.A" style:family="table-column">
      <style:table-column-properties style:column-width="5.1847in"/>
    </style:style>
    <style:style style:name="Experience1.B" style:family="table-column">
      <style:table-column-properties style:column-width="1.5854in"/>
    </style:style>
    <style:style style:name="Experience1.A1" style:family="table-cell">
      <style:table-cell-properties fo:background-color="#e6e6ff" fo:padding="0.0597in" fo:border="none">
        <style:background-image/>
      </style:table-cell-properties>
    </style:style>
    <style:style style:name="Experience1.A2" style:family="table-cell">
      <style:table-cell-properties fo:padding="0.0597in" fo:border="none"/>
    </style:style>
    <style:style style:name="Table1" style:family="table">
      <style:table-properties style:width="6.759in" fo:margin-left="0.4257in" table:align="left" style:shadow="none"/>
    </style:style>
    <style:style style:name="Table1.A" style:family="table-column">
      <style:table-column-properties style:column-width="4.8757in"/>
    </style:style>
    <style:style style:name="Table1.B" style:family="table-column">
      <style:table-column-properties style:column-width="1.8833in"/>
    </style:style>
    <style:style style:name="Table1.A1" style:family="table-cell">
      <style:table-cell-properties fo:background-color="#e6e6ff" fo:padding="0.0597in" fo:border="none">
        <style:background-image/>
      </style:table-cell-properties>
    </style:style>
    <style:style style:name="Table1.A2" style:family="table-cell">
      <style:table-cell-properties fo:padding="0.0597in" fo:border="none"/>
    </style:style>
    <style:style style:name="Table3" style:family="table">
      <style:table-properties style:width="6.7493in" fo:margin-left="0.4861in" table:align="left" style:shadow="none"/>
    </style:style>
    <style:style style:name="Table3.A" style:family="table-column">
      <style:table-column-properties style:column-width="5.6861in"/>
    </style:style>
    <style:style style:name="Table3.B" style:family="table-column">
      <style:table-column-properties style:column-width="1.0632in"/>
    </style:style>
    <style:style style:name="Table3.A1" style:family="table-cell">
      <style:table-cell-properties fo:background-color="#e6e6ff" fo:padding="0.0597in" fo:border="none">
        <style:background-image/>
      </style:table-cell-properties>
    </style:style>
    <style:style style:name="Table3.A2" style:family="table-cell">
      <style:table-cell-properties fo:padding="0.0597in" fo:border="none"/>
    </style:style>
    <style:style style:name="Table5" style:family="table">
      <style:table-properties style:width="6.7493in" fo:margin-left="0.4535in" table:align="left" style:shadow="none"/>
    </style:style>
    <style:style style:name="Table5.A" style:family="table-column">
      <style:table-column-properties style:column-width="3.3993in"/>
    </style:style>
    <style:style style:name="Table5.B" style:family="table-column">
      <style:table-column-properties style:column-width="3.35in"/>
    </style:style>
    <style:style style:name="Table5.1" style:family="table-row">
      <style:table-row-properties style:min-row-height="0.5611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B1" style:family="table-cell">
      <style:table-cell-properties fo:padding="0in" fo:border="none"/>
    </style:style>
    <style:style style:name="Table2" style:family="table">
      <style:table-properties style:width="6.759in" fo:margin-left="0.4257in" table:align="left" style:shadow="none"/>
    </style:style>
    <style:style style:name="Table2.A" style:family="table-column">
      <style:table-column-properties style:column-width="4.8757in"/>
    </style:style>
    <style:style style:name="Table2.B" style:family="table-column">
      <style:table-column-properties style:column-width="1.8833in"/>
    </style:style>
    <style:style style:name="Table2.A1" style:family="table-cell">
      <style:table-cell-properties fo:background-color="#e6e6ff" fo:padding="0.0597in" fo:border="none">
        <style:background-image/>
      </style:table-cell-properties>
    </style:style>
    <style:style style:name="Table2.A2" style:family="table-cell">
      <style:table-cell-properties fo:padding="0.0597in" fo:border="none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9pt" officeooo:rsid="00195f84" officeooo:paragraph-rsid="00177eb1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9pt" officeooo:rsid="00177eb1" officeooo:paragraph-rsid="00177eb1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9pt" officeooo:rsid="00177eb1" officeooo:paragraph-rsid="001d1e1f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9pt" officeooo:rsid="00177eb1" officeooo:paragraph-rsid="002ae531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9pt" officeooo:rsid="00177eb1" officeooo:paragraph-rsid="007cd202" style:font-size-asian="9pt" style:font-size-complex="9pt"/>
    </style:style>
    <style:style style:name="P6" style:family="paragraph" style:parent-style-name="Standard">
      <style:text-properties style:font-name="DejaVu Sans Condensed" fo:font-size="9pt" officeooo:rsid="002ae531" officeooo:paragraph-rsid="001eba70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9pt" officeooo:rsid="00519781" officeooo:paragraph-rsid="00519781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ejaVu Sans Condensed" fo:font-size="9pt" officeooo:rsid="00519781" officeooo:paragraph-rsid="00173b4f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DejaVu Sans Condensed" fo:font-size="9pt" fo:font-weight="normal" officeooo:rsid="00173b4f" officeooo:paragraph-rsid="00173b4f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ans Condensed" fo:font-size="16pt" fo:font-weight="bold" officeooo:rsid="00173b4f" officeooo:paragraph-rsid="00173b4f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173b4f"/>
    </style:style>
    <style:style style:name="P12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DejaVu Sans Condensed" fo:font-size="9pt" fo:font-weight="bold" officeooo:rsid="00177eb1" officeooo:paragraph-rsid="00177eb1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DejaVu Sans Condensed" fo:font-size="9pt" fo:font-weight="bold" officeooo:rsid="002ae531" officeooo:paragraph-rsid="007cd202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 Condensed" fo:font-size="8pt" fo:font-style="italic" officeooo:rsid="001a084a" officeooo:paragraph-rsid="001a084a" style:font-size-asian="8pt" style:font-style-asian="italic" style:font-size-complex="8pt" style:font-style-complex="italic"/>
    </style:style>
    <style:style style:name="P15" style:family="paragraph" style:parent-style-name="Table_20_Contents">
      <style:paragraph-properties fo:text-align="end" style:justify-single-word="false"/>
      <style:text-properties style:font-name="DejaVu Sans Condensed" fo:font-size="8pt" fo:font-style="italic" officeooo:rsid="001a084a" officeooo:paragraph-rsid="001c07bb" style:font-size-asian="8pt" style:font-style-asian="italic" style:font-size-complex="8pt" style:font-style-complex="italic"/>
    </style:style>
    <style:style style:name="P16" style:family="paragraph" style:parent-style-name="Table_20_Contents">
      <style:paragraph-properties fo:text-align="end" style:justify-single-word="false"/>
      <style:text-properties style:font-name="DejaVu Sans Condensed" fo:font-size="8pt" fo:font-style="italic" officeooo:rsid="001a084a" officeooo:paragraph-rsid="007cd202" style:font-size-asian="8pt" style:font-style-asian="italic" style:font-size-complex="8pt" style:font-style-complex="italic"/>
    </style:style>
    <style:style style:name="P17" style:family="paragraph" style:parent-style-name="Table_20_Contents">
      <style:paragraph-properties fo:text-align="end" style:justify-single-word="false"/>
      <style:text-properties style:font-name="DejaVu Sans Condensed" fo:font-size="8pt" fo:font-style="italic" officeooo:rsid="001eba70" officeooo:paragraph-rsid="001eba70" style:font-size-asian="8pt" style:font-style-asian="italic" style:font-size-complex="8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size="9pt" fo:font-style="italic" officeooo:rsid="004683eb" officeooo:paragraph-rsid="004683eb" style:font-size-asian="9pt" style:font-style-asian="italic" style:font-size-complex="9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" fo:font-size="9pt" fo:font-style="italic" officeooo:rsid="004c844a" officeooo:paragraph-rsid="004c844a" style:font-size-asian="9pt" style:font-style-asian="italic" style:font-size-complex="9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" fo:font-size="9pt" fo:font-style="italic" fo:font-weight="bold" officeooo:rsid="001a084a" officeooo:paragraph-rsid="001a084a" style:font-size-asian="9pt" style:font-style-asian="italic" style:font-weight-asian="bold" style:font-size-complex="9pt" style:font-style-complex="italic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size="9pt" fo:font-style="italic" fo:font-weight="bold" officeooo:rsid="001a084a" officeooo:paragraph-rsid="001c07bb" style:font-size-asian="9pt" style:font-style-asian="italic" style:font-weight-asian="bold" style:font-size-complex="9pt" style:font-style-complex="italic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size="9pt" fo:font-style="italic" fo:font-weight="bold" officeooo:rsid="001eba70" officeooo:paragraph-rsid="001eba70" style:font-size-asian="9pt" style:font-style-asian="italic" style:font-weight-asian="bold" style:font-size-complex="9pt" style:font-style-complex="italic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size="9pt" fo:font-style="italic" fo:font-weight="bold" officeooo:rsid="007dabfb" officeooo:paragraph-rsid="007dabfb" style:font-size-asian="9pt" style:font-style-asian="italic" style:font-weight-asian="bold" style:font-size-complex="9pt" style:font-style-complex="italic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DejaVu Sans Condensed" fo:font-size="9pt" officeooo:rsid="001a084a" officeooo:paragraph-rsid="001c07bb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style:font-name="DejaVu Sans Condensed" fo:font-size="9pt" officeooo:rsid="001a084a" officeooo:paragraph-rsid="001a084a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style:font-name="DejaVu Sans Condensed" fo:font-size="9pt" officeooo:rsid="001a084a" officeooo:paragraph-rsid="001eba70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style:font-name="DejaVu Sans Condensed" fo:font-size="9pt" officeooo:rsid="001a084a" officeooo:paragraph-rsid="007cd202" style:font-size-asian="9pt" style:font-size-complex="9pt"/>
    </style:style>
    <style:style style:name="P28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2ce506" officeooo:paragraph-rsid="002e1f2b" style:font-size-asian="9pt" style:font-size-complex="9pt"/>
    </style:style>
    <style:style style:name="P29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2ce506" officeooo:paragraph-rsid="002ce506" style:font-size-asian="9pt" style:font-size-complex="9pt"/>
    </style:style>
    <style:style style:name="P30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2e1f2b" officeooo:paragraph-rsid="002e1f2b" style:font-size-asian="9pt" style:font-size-complex="9pt"/>
    </style:style>
    <style:style style:name="P31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2e1f2b" officeooo:paragraph-rsid="003bc159" style:font-size-asian="9pt" style:font-size-complex="9pt"/>
    </style:style>
    <style:style style:name="P32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2e80ae" officeooo:paragraph-rsid="003f95ea" style:font-size-asian="9pt" style:font-size-complex="9pt"/>
    </style:style>
    <style:style style:name="P33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2e3ae0" officeooo:paragraph-rsid="002e3ae0" style:font-size-asian="9pt" style:font-size-complex="9pt"/>
    </style:style>
    <style:style style:name="P34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31486a" officeooo:paragraph-rsid="0031486a" style:font-size-asian="9pt" style:font-size-complex="9pt"/>
    </style:style>
    <style:style style:name="P35" style:family="paragraph" style:parent-style-name="Table_20_Contents" style:list-style-name="L10">
      <style:paragraph-properties fo:text-align="start" style:justify-single-word="false"/>
      <style:text-properties style:font-name="DejaVu Sans Condensed" fo:font-size="9pt" officeooo:rsid="002ae531" officeooo:paragraph-rsid="002ae531" style:font-size-asian="9pt" style:font-size-complex="9pt"/>
    </style:style>
    <style:style style:name="P36" style:family="paragraph" style:parent-style-name="Table_20_Contents" style:list-style-name="L10">
      <style:paragraph-properties fo:text-align="start" style:justify-single-word="false"/>
      <style:text-properties style:font-name="DejaVu Sans Condensed" fo:font-size="9pt" officeooo:rsid="002f51a4" officeooo:paragraph-rsid="002f51a4" style:font-size-asian="9pt" style:font-size-complex="9pt"/>
    </style:style>
    <style:style style:name="P37" style:family="paragraph" style:parent-style-name="Table_20_Contents" style:list-style-name="L10">
      <style:paragraph-properties fo:text-align="start" style:justify-single-word="false"/>
      <style:text-properties style:font-name="DejaVu Sans Condensed" fo:font-size="9pt" officeooo:rsid="002b66b3" officeooo:paragraph-rsid="002b66b3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style:font-name="DejaVu Sans Condensed" fo:font-size="9pt" officeooo:rsid="001eba70" officeooo:paragraph-rsid="001eba70" style:font-size-asian="9pt" style:font-size-complex="9pt"/>
    </style:style>
    <style:style style:name="P39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3bc159" officeooo:paragraph-rsid="003bc159" style:font-size-asian="9pt" style:font-size-complex="9pt"/>
    </style:style>
    <style:style style:name="P40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3d5409" officeooo:paragraph-rsid="003d5409" style:font-size-asian="9pt" style:font-size-complex="9pt"/>
    </style:style>
    <style:style style:name="P41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3fd612" officeooo:paragraph-rsid="003fd612" style:font-size-asian="9pt" style:font-size-complex="9pt"/>
    </style:style>
    <style:style style:name="P42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426b26" officeooo:paragraph-rsid="00426b26" style:font-size-asian="9pt" style:font-size-complex="9pt"/>
    </style:style>
    <style:style style:name="P43" style:family="paragraph" style:parent-style-name="Table_20_Contents" style:list-style-name="L1">
      <style:paragraph-properties fo:text-align="start" style:justify-single-word="false"/>
      <style:text-properties style:font-name="DejaVu Sans Condensed" fo:font-size="9pt" officeooo:rsid="0044b047" officeooo:paragraph-rsid="0044b047" style:font-size-asian="9pt" style:font-size-complex="9pt"/>
    </style:style>
    <style:style style:name="P44" style:family="paragraph" style:parent-style-name="Table_20_Contents" style:list-style-name="L10">
      <style:paragraph-properties fo:text-align="start" style:justify-single-word="false"/>
      <style:text-properties style:font-name="DejaVu Sans Condensed" fo:font-size="9pt" officeooo:rsid="0078bc54" officeooo:paragraph-rsid="0078bc54" style:font-size-asian="9pt" style:font-size-complex="9pt"/>
    </style:style>
    <style:style style:name="P45" style:family="paragraph" style:parent-style-name="Table_20_Contents" style:list-style-name="L10">
      <style:paragraph-properties fo:text-align="start" style:justify-single-word="false"/>
      <style:text-properties style:font-name="DejaVu Sans Condensed" fo:font-size="9pt" officeooo:rsid="007a9744" officeooo:paragraph-rsid="007a9744" style:font-size-asian="9pt" style:font-size-complex="9pt"/>
    </style:style>
    <style:style style:name="P46" style:family="paragraph" style:parent-style-name="Table_20_Contents" style:list-style-name="L10">
      <style:paragraph-properties fo:text-align="start" style:justify-single-word="false"/>
      <style:text-properties style:font-name="DejaVu Sans Condensed" fo:font-size="9pt" officeooo:rsid="007afc1f" officeooo:paragraph-rsid="007afc1f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DejaVu Sans Condensed" fo:font-size="9pt" fo:font-weight="bold" officeooo:rsid="001a084a" officeooo:paragraph-rsid="001a084a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DejaVu Sans Condensed" fo:font-size="9pt" fo:font-weight="bold" officeooo:rsid="001c07bb" officeooo:paragraph-rsid="001c07bb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DejaVu Sans Condensed" fo:font-size="9pt" fo:font-weight="bold" officeooo:rsid="001eba70" officeooo:paragraph-rsid="001eba70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DejaVu Sans Condensed" fo:font-size="9pt" fo:font-weight="bold" officeooo:rsid="007dabfb" officeooo:paragraph-rsid="007dabfb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DejaVu Sans Condensed" fo:font-size="9pt" fo:font-style="normal" officeooo:rsid="00414cbc" officeooo:paragraph-rsid="00414cbc" style:font-size-asian="9pt" style:font-style-asian="normal" style:font-size-complex="9pt" style:font-style-complex="normal"/>
    </style:style>
    <style:style style:name="P52" style:family="paragraph" style:parent-style-name="Table_20_Contents" style:list-style-name="L15">
      <style:paragraph-properties fo:text-align="start" style:justify-single-word="false"/>
      <style:text-properties fo:font-size="9pt" officeooo:paragraph-rsid="00767834" style:font-size-asian="9pt" style:font-size-complex="9pt"/>
    </style:style>
    <style:style style:name="P53" style:family="paragraph" style:parent-style-name="Table_20_Contents" style:list-style-name="L16">
      <style:paragraph-properties fo:text-align="start" style:justify-single-word="false"/>
      <style:text-properties fo:font-size="9pt" officeooo:paragraph-rsid="00767834" style:font-size-asian="9pt" style:font-size-complex="9pt"/>
    </style:style>
    <style:style style:name="P54" style:family="paragraph" style:parent-style-name="Table_20_Contents" style:list-style-name="L17">
      <style:paragraph-properties fo:text-align="start" style:justify-single-word="false"/>
      <style:text-properties fo:font-size="9pt" officeooo:paragraph-rsid="00767834" style:font-size-asian="9pt" style:font-size-complex="9pt"/>
    </style:style>
    <style:style style:name="P55" style:family="paragraph" style:parent-style-name="Table_20_Contents" style:list-style-name="L18">
      <style:paragraph-properties fo:text-align="start" style:justify-single-word="false"/>
      <style:text-properties fo:font-size="9pt" officeooo:paragraph-rsid="00767834" style:font-size-asian="9pt" style:font-size-complex="9pt"/>
    </style:style>
    <style:style style:name="P56" style:family="paragraph" style:parent-style-name="Table_20_Contents" style:list-style-name="L17">
      <style:paragraph-properties fo:text-align="start" style:justify-single-word="false"/>
      <style:text-properties fo:font-size="9pt" officeooo:rsid="0082c86e" officeooo:paragraph-rsid="0082c86e" style:font-size-asian="9pt" style:font-size-complex="9pt"/>
    </style:style>
    <style:style style:name="P57" style:family="paragraph" style:parent-style-name="Table_20_Contents" style:list-style-name="L18">
      <style:paragraph-properties fo:text-align="start" style:justify-single-word="false"/>
      <style:text-properties fo:font-size="9pt" officeooo:rsid="00832d42" officeooo:paragraph-rsid="00832d42" style:font-size-asian="9pt" style:font-size-complex="9pt"/>
    </style:style>
    <style:style style:name="P58" style:family="paragraph" style:parent-style-name="Table_20_Contents" style:list-style-name="L16">
      <style:paragraph-properties fo:text-align="start" style:justify-single-word="false"/>
      <style:text-properties fo:font-size="9pt" officeooo:rsid="00859746" officeooo:paragraph-rsid="00859746" style:font-size-asian="9pt" style:font-size-complex="9pt"/>
    </style:style>
    <style:style style:name="P59" style:family="paragraph" style:parent-style-name="Table_20_Contents" style:list-style-name="L7">
      <style:paragraph-properties fo:margin-left="0.4925in" fo:margin-right="0in" fo:text-align="start" style:justify-single-word="false" fo:text-indent="-0.25in" style:auto-text-indent="false"/>
      <style:text-properties style:font-name="DejaVu Sans Condensed" fo:font-size="9pt" officeooo:rsid="0026e8f1" officeooo:paragraph-rsid="0026e8f1" style:font-size-asian="9pt" style:font-size-complex="9pt"/>
    </style:style>
    <style:style style:name="P60" style:family="paragraph" style:parent-style-name="Table_20_Contents" style:list-style-name="L7">
      <style:paragraph-properties fo:margin-left="0.4925in" fo:margin-right="0in" fo:text-align="start" style:justify-single-word="false" fo:text-indent="-0.25in" style:auto-text-indent="false"/>
      <style:text-properties style:font-name="DejaVu Sans Condensed" fo:font-size="9pt" officeooo:rsid="0026e8f1" officeooo:paragraph-rsid="007cd202" style:font-size-asian="9pt" style:font-size-complex="9pt"/>
    </style:style>
    <style:style style:name="P61" style:family="paragraph" style:parent-style-name="Table_20_Contents" style:list-style-name="L7">
      <style:paragraph-properties fo:margin-left="0.4925in" fo:margin-right="0in" fo:text-align="start" style:justify-single-word="false" fo:text-indent="-0.25in" style:auto-text-indent="false"/>
      <style:text-properties style:font-name="DejaVu Sans Condensed" fo:font-size="9pt" officeooo:paragraph-rsid="0026e8f1" style:font-size-asian="9pt" style:font-size-complex="9pt"/>
    </style:style>
    <style:style style:name="P62" style:family="paragraph" style:parent-style-name="Table_20_Contents" style:list-style-name="L7">
      <style:paragraph-properties fo:margin-left="0.4925in" fo:margin-right="0in" fo:text-align="start" style:justify-single-word="false" fo:text-indent="-0.25in" style:auto-text-indent="false"/>
      <style:text-properties style:font-name="DejaVu Sans Condensed" fo:font-size="9pt" officeooo:rsid="007f475d" officeooo:paragraph-rsid="007f475d" style:font-size-asian="9pt" style:font-size-complex="9pt"/>
    </style:style>
    <style:style style:name="P63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/>
      <style:text-properties style:font-name="DejaVu Sans Condensed" fo:font-size="9pt" officeooo:rsid="0048f3de" officeooo:paragraph-rsid="0048f3de" style:font-size-asian="9pt" style:font-size-complex="9pt"/>
    </style:style>
    <style:style style:name="P64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/>
      <style:text-properties style:font-name="DejaVu Sans Condensed" fo:font-size="9pt" officeooo:rsid="0048f3de" officeooo:paragraph-rsid="007cd202" style:font-size-asian="9pt" style:font-size-complex="9pt"/>
    </style:style>
    <style:style style:name="P65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/>
      <style:text-properties style:font-name="DejaVu Sans Condensed" fo:font-size="9pt" officeooo:rsid="007f475d" officeooo:paragraph-rsid="007f475d" style:font-size-asian="9pt" style:font-size-complex="9pt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DejaVu Sans Condensed" fo:font-size="9pt" fo:font-style="italic" officeooo:rsid="00414cbc" officeooo:paragraph-rsid="00414cbc" style:font-size-asian="9pt" style:font-style-asian="italic" style:font-size-complex="9pt" style:font-style-complex="italic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DejaVu Sans Condensed" fo:font-size="9pt" fo:font-style="italic" officeooo:rsid="004683eb" officeooo:paragraph-rsid="00767834" style:font-size-asian="9pt" style:font-style-asian="italic" style:font-size-complex="9pt" style:font-style-complex="italic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DejaVu Sans Condensed" fo:font-size="9pt" fo:font-style="italic" officeooo:rsid="004c844a" officeooo:paragraph-rsid="004c844a" style:font-size-asian="9pt" style:font-style-asian="italic" style:font-size-complex="9pt" style:font-style-complex="italic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DejaVu Sans Condensed" fo:font-size="9pt" fo:font-style="italic" officeooo:rsid="004da1e1" officeooo:paragraph-rsid="004da1e1" style:font-size-asian="9pt" style:font-style-asian="italic" style:font-size-complex="9pt" style:font-style-complex="italic"/>
    </style:style>
    <style:style style:name="P7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DejaVu Sans Condensed" fo:font-size="9pt" fo:font-style="normal" officeooo:rsid="004bd43f" officeooo:paragraph-rsid="004bd43f" style:font-size-asian="9pt" style:font-style-asian="normal" style:font-size-complex="9pt" style:font-style-complex="normal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9pt" fo:font-weight="normal" officeooo:rsid="00173b4f" style:font-size-asian="9pt" style:font-weight-asian="normal" style:font-size-complex="9pt" style:font-weight-complex="normal"/>
    </style:style>
    <style:style style:name="T3" style:family="text">
      <style:text-properties style:font-name="DejaVu Sans Condensed" fo:font-size="9pt" fo:font-weight="normal" officeooo:rsid="00841460" style:font-size-asian="9pt" style:font-weight-asian="normal" style:font-size-complex="9pt" style:font-weight-complex="normal"/>
    </style:style>
    <style:style style:name="T4" style:family="text">
      <style:text-properties style:font-name="DejaVu Sans Condensed" fo:font-style="normal" style:font-style-asian="normal" style:font-style-complex="normal"/>
    </style:style>
    <style:style style:name="T5" style:family="text">
      <style:text-properties style:font-name="DejaVu Sans Condensed" fo:font-style="normal" officeooo:rsid="00414cbc" style:font-style-asian="normal" style:font-style-complex="normal"/>
    </style:style>
    <style:style style:name="T6" style:family="text">
      <style:text-properties style:font-name="DejaVu Sans Condensed" fo:font-style="normal" officeooo:rsid="0045649d" style:font-style-asian="normal" style:font-style-complex="normal"/>
    </style:style>
    <style:style style:name="T7" style:family="text">
      <style:text-properties style:font-name="DejaVu Sans Condensed" fo:font-style="normal" officeooo:rsid="004683eb" style:font-style-asian="normal" style:font-style-complex="normal"/>
    </style:style>
    <style:style style:name="T8" style:family="text">
      <style:text-properties style:font-name="DejaVu Sans Condensed" fo:font-style="normal" officeooo:rsid="00475f1e" style:font-style-asian="normal" style:font-style-complex="normal"/>
    </style:style>
    <style:style style:name="T9" style:family="text">
      <style:text-properties style:font-name="DejaVu Sans Condensed" fo:font-style="normal" officeooo:rsid="004c844a" style:font-style-asian="normal" style:font-style-complex="normal"/>
    </style:style>
    <style:style style:name="T10" style:family="text">
      <style:text-properties style:font-name="DejaVu Sans Condensed" fo:font-style="normal" officeooo:rsid="004da1e1" style:font-style-asian="normal" style:font-style-complex="normal"/>
    </style:style>
    <style:style style:name="T11" style:family="text">
      <style:text-properties style:font-name="DejaVu Sans Condensed" fo:font-style="normal" officeooo:rsid="004fec50" style:font-style-asian="normal" style:font-style-complex="normal"/>
    </style:style>
    <style:style style:name="T12" style:family="text">
      <style:text-properties style:font-name="DejaVu Sans Condensed" fo:font-style="normal" officeooo:rsid="007f475d" style:font-style-asian="normal" style:font-style-complex="normal"/>
    </style:style>
    <style:style style:name="T13" style:family="text">
      <style:text-properties style:font-name="DejaVu Sans Condensed" fo:font-style="normal" officeooo:rsid="00837e6a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c07bb"/>
    </style:style>
    <style:style style:name="T16" style:family="text">
      <style:text-properties officeooo:rsid="001eba7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2596ac"/>
    </style:style>
    <style:style style:name="T19" style:family="text">
      <style:text-properties officeooo:rsid="0026e8f1"/>
    </style:style>
    <style:style style:name="T20" style:family="text">
      <style:text-properties officeooo:rsid="002e1f2b"/>
    </style:style>
    <style:style style:name="T21" style:family="text">
      <style:text-properties officeooo:rsid="002f51a4"/>
    </style:style>
    <style:style style:name="T22" style:family="text">
      <style:text-properties officeooo:rsid="0031486a"/>
    </style:style>
    <style:style style:name="T23" style:family="text">
      <style:text-properties officeooo:rsid="003bc159"/>
    </style:style>
    <style:style style:name="T24" style:family="text">
      <style:text-properties officeooo:rsid="003d5409"/>
    </style:style>
    <style:style style:name="T25" style:family="text">
      <style:text-properties officeooo:rsid="003ddc07"/>
    </style:style>
    <style:style style:name="T26" style:family="text">
      <style:text-properties officeooo:rsid="003f95ea"/>
    </style:style>
    <style:style style:name="T27" style:family="text">
      <style:text-properties officeooo:rsid="003fe8de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43e731"/>
    </style:style>
    <style:style style:name="T30" style:family="text">
      <style:text-properties officeooo:rsid="004be28c"/>
    </style:style>
    <style:style style:name="T31" style:family="text">
      <style:text-properties officeooo:rsid="00703ae3"/>
    </style:style>
    <style:style style:name="T32" style:family="text">
      <style:text-properties officeooo:rsid="00731282"/>
    </style:style>
    <style:style style:name="T33" style:family="text">
      <style:text-properties officeooo:rsid="007dabfb"/>
    </style:style>
    <style:style style:name="T34" style:family="text">
      <style:text-properties officeooo:rsid="007f475d"/>
    </style:style>
    <style:style style:name="T35" style:family="text">
      <style:text-properties officeooo:rsid="00873840"/>
    </style:style>
    <style:style style:name="T36" style:family="text">
      <style:text-properties officeooo:rsid="0087fed1"/>
    </style:style>
    <style:style style:name="T37" style:family="text">
      <style:text-properties officeooo:rsid="0089cceb"/>
    </style:style>
    <style:style style:name="T38" style:family="text">
      <style:text-properties officeooo:rsid="008caf13"/>
    </style:style>
    <style:style style:name="T39" style:family="text">
      <style:text-properties officeooo:rsid="008e92ad"/>
    </style:style>
    <style:style style:name="T40" style:family="text">
      <style:text-properties officeooo:rsid="009016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Grant Steffen Hulegaard</text:p>
      <text:p text:style-name="P9">50 Baccharis Place · Tiburon, California 94920</text:p>
      <text:p text:style-name="P11"><text:span text:style-name="T2">(415) 847-8622 · </text:span><text:a xlink:type="simple" xlink:href="mailto:loki.labrys@gmail.com"><text:span text:style-name="T3">loki.labrys@gmail.com</text:span></text:a></text:p>
      <text:p text:style-name="P8"/>
      <text:p text:style-name="P7"/>
      <text:p text:style-name="P12"><text:s text:c="4"/>Technologies</text:p>
      <text:p text:style-name="P1"/>
      <table:table table:name="Technologies" table:style-name="Technologies">
        <table:table-column table:style-name="Technologies.A"/>
        <table:table-column table:style-name="Technologies.B"/>
        <table:table-column table:style-name="Technologies.C"/>
        <table:table-row table:style-name="Technologies.1">
          <table:table-cell table:style-name="Technologies.A1" office:value-type="string">
            <text:list xml:id="list3337383095508453138" text:style-name="L1">
              <text:list-item>
                <text:p text:style-name="P28"><text:span text:style-name="T20">Languages</text:span></text:p>
                <text:list>
                  <text:list-item>
                    <text:p text:style-name="P28">Python, <text:span text:style-name="T23">R</text:span></text:p>
                  </text:list-item>
                  <text:list-item>
                    <text:p text:style-name="P29">JavaScript, <text:span text:style-name="T23">HTML5, CSS3</text:span></text:p>
                  </text:list-item>
                  <text:list-item>
                    <text:p text:style-name="P30">C/<text:span text:style-name="T21">C++</text:span></text:p>
                  </text:list-item>
                </text:list>
              </text:list-item>
              <text:list-item>
                <text:p text:style-name="P39">Architecture</text:p>
                <text:list>
                  <text:list-item>
                    <text:p text:style-name="P39">REST, SOAP, Microservices</text:p>
                  </text:list-item>
                  <text:list-item>
                    <text:p text:style-name="P39">Patterns: MVC, <text:span text:style-name="T26">Reactive, Responsive Web Design</text:span></text:p>
                  </text:list-item>
                  <text:list-item>
                    <text:p text:style-name="P41">Ubuntu, .<text:span text:style-name="T27">DEB packaging</text:span></text:p>
                  </text:list-item>
                </text:list>
              </text:list-item>
            </text:list>
          </table:table-cell>
          <table:table-cell table:style-name="Technologies.A1" office:value-type="string">
            <text:list xml:id="list220919844274480" text:continue-numbering="true" text:style-name="L1">
              <text:list-item>
                <text:p text:style-name="P31"><text:span text:style-name="T23">Web</text:span></text:p>
                <text:list>
                  <text:list-item>
                    <text:p text:style-name="P31">AngularJS, <text:span text:style-name="T23">EmberJS, NodeJS</text:span></text:p>
                  </text:list-item>
                  <text:list-item>
                    <text:p text:style-name="P42">JQuery, Bootstrap, <text:span text:style-name="T29">Zurb</text:span></text:p>
                  </text:list-item>
                  <text:list-item>
                    <text:p text:style-name="P39">Django, DRF, DjangoCMS</text:p>
                  </text:list-item>
                  <text:list-item>
                    <text:p text:style-name="P39">Pyramid, Cornice, Kotti</text:p>
                  </text:list-item>
                  <text:list-item>
                    <text:p text:style-name="P39">Grunt, Wordpress</text:p>
                  </text:list-item>
                  <text:list-item>
                    <text:p text:style-name="P39">UWSGI, FCGI</text:p>
                  </text:list-item>
                  <text:list-item>
                    <text:p text:style-name="P39">Nginx, Apache, IIS, Tomcat</text:p>
                  </text:list-item>
                  <text:list-item>
                    <text:p text:style-name="P43">Chrome Dev Tools, Firebug...</text:p>
                  </text:list-item>
                </text:list>
              </text:list-item>
            </text:list>
          </table:table-cell>
          <table:table-cell table:style-name="Technologies.A1" office:value-type="string">
            <text:list xml:id="list220918998542174" text:continue-numbering="true" text:style-name="L1">
              <text:list-item>
                <text:p text:style-name="P39">Databases</text:p>
                <text:list>
                  <text:list-item>
                    <text:p text:style-name="P30">PostgreSQL, <text:span text:style-name="T23">MySQL, MSSQL Server, SQLLite, SQL Anywhere</text:span></text:p>
                  </text:list-item>
                </text:list>
              </text:list-item>
              <text:list-item>
                <text:p text:style-name="P40">DevOps</text:p>
                <text:list>
                  <text:list-item>
                    <text:p text:style-name="P40">Git, <text:span text:style-name="T25">Trac, Slack</text:span></text:p>
                  </text:list-item>
                  <text:list-item>
                    <text:p text:style-name="P33"><text:span text:style-name="T24">Virtualization: </text:span>KVM/<text:span text:style-name="T22">Libvirt, LXC</text:span></text:p>
                  </text:list-item>
                  <text:list-item>
                    <text:p text:style-name="P32">Networking: <text:span text:style-name="T24">TCP/IP</text:span></text:p>
                  </text:list-item>
                </text:list>
              </text:list-item>
              <text:list-item>
                <text:p text:style-name="P32"><text:span text:style-name="T26">Security</text:span></text:p>
                <text:list>
                  <text:list-item>
                    <text:p text:style-name="P32"><text:span text:style-name="T26">OpenVPN, OpenSSH</text:span></text:p>
                  </text:list-item>
                  <text:list-item>
                    <text:p text:style-name="P34">eCryptfs</text:p>
                  </text:list-item>
                </text:list>
              </text:list-item>
            </text:list>
          </table:table-cell>
        </table:table-row>
      </table:table>
      <text:p text:style-name="P2"/>
      <text:p text:style-name="P12"><text:span text:style-name="T18"><text:s text:c="4"/>Relevant </text:span>Experience</text:p>
      <text:p text:style-name="P2"/>
      <table:table table:name="Experience1" table:style-name="Experience1">
        <table:table-column table:style-name="Experience1.A"/>
        <table:table-column table:style-name="Experience1.B"/>
        <table:table-row>
          <table:table-cell table:style-name="Experience1.A1" office:value-type="string">
            <text:p text:style-name="P47">AQT Solutions, Inc.</text:p>
            <text:p text:style-name="P20"><text:span text:style-name="T14">Software Engineer</text:span></text:p>
          </table:table-cell>
          <table:table-cell table:style-name="Experience1.A1" office:value-type="string">
            <text:p text:style-name="P25">Napa, California</text:p>
            <text:p text:style-name="P14">September 2013 - present</text:p>
          </table:table-cell>
        </table:table-row>
        <table:table-row>
          <table:table-cell table:style-name="Experience1.A2" table:number-columns-spanned="2" office:value-type="string">
            <text:p text:style-name="P70">AQT Solutions, Inc. began as an Aviation Training Management Company that sold software targeted for managing the training of pilots for both the military and private sectors. <text:s/>It currently seeks to expand into other regulated training markets such as Danger<text:span text:style-name="T37">ous</text:span> Goods. <text:s/><text:span text:style-name="T30">Some relevant personal projects of mine are listed below.</text:span></text:p>
            <text:p text:style-name="P70"/>
            <text:p text:style-name="P66">Web Portal for PowerBuilder based TMS:</text:p>
            <text:list xml:id="list6372087552802709993" text:style-name="L15">
              <text:list-item>
                <text:p text:style-name="P52"><text:span text:style-name="T1">Architected a web portal leveraging open source WebRDP technologies to provide alternative deployment topologies for a legacy application</text:span></text:p>
              </text:list-item>
              <text:list-item>
                <text:p text:style-name="P52"><text:span text:style-name="T5">Single Page Application architecture, </text:span><text:span text:style-name="T12">RESTful web services</text:span></text:p>
              </text:list-item>
              <text:list-item>
                <text:p text:style-name="P52"><text:span text:style-name="T5">EmberJS/AngularJS, </text:span><text:span text:style-name="T6">Pyramid, Mozilla Cornice, Postgres/MSSQL</text:span></text:p>
              </text:list-item>
            </text:list>
            <text:p text:style-name="P51"/>
            <text:p text:style-name="P67">Customer facing website development:</text:p>
            <text:list xml:id="list5372519047996835774" text:style-name="L16">
              <text:list-item>
                <text:p text:style-name="P53"><text:span text:style-name="T7">Worked closely with Marketing team to design, architect, and implement a new customer facing website with CRM </text:span><text:span text:style-name="T8">and CMS </text:span><text:span text:style-name="T7">functionality </text:span><text:span text:style-name="T8">with SEO and other marketing/sales oriented tooling</text:span></text:p>
              </text:list-item>
              <text:list-item>
                <text:p text:style-name="P58"><text:span text:style-name="T8">M</text:span><text:span text:style-name="T4">anaged a team of three software engineers through complete SDLC</text:span></text:p>
              </text:list-item>
              <text:list-item>
                <text:p text:style-name="P53"><text:span text:style-name="T7">Django, uWSGI, SQL Anywhere, MySQL/Postgres</text:span></text:p>
              </text:list-item>
            </text:list>
            <text:p text:style-name="P18"/>
            <text:p text:style-name="P68">SAAS/Scalable server architecture:</text:p>
            <text:list xml:id="list8472461564723870519" text:style-name="L17">
              <text:list-item>
                <text:p text:style-name="P54"><text:span text:style-name="T9">Designed, documented, and executed the deployment of a new collocation server cage. <text:s/>This included security and planning for future scalability using technologies like Redis, HA Proxy, etc.</text:span></text:p>
              </text:list-item>
              <text:list-item>
                <text:p text:style-name="P56"><text:span text:style-name="T9">H</text:span><text:span text:style-name="T4">andled all aspects of infrastructure design, hardware specification, and configuration/deployment</text:span></text:p>
              </text:list-item>
              <text:list-item>
                <text:p text:style-name="P54"><text:span text:style-name="T9">Ubuntu Server, KVM/Libvirt, Networking: TCP/IP, </text:span><text:span text:style-name="T10">iDrac</text:span></text:p>
              </text:list-item>
            </text:list>
            <text:p text:style-name="P19"/>
            <text:p text:style-name="P69">DevOps:</text:p>
            <text:list xml:id="list2589449842755216278" text:style-name="L18">
              <text:list-item>
                <text:p text:style-name="P55"><text:span text:style-name="T10">Defined </text:span><text:span text:style-name="T11">development workflow by implementing new development tools and establishing best practices</text:span></text:p>
              </text:list-item>
              <text:list-item>
                <text:p text:style-name="P57"><text:span text:style-name="T13">Built</text:span><text:span text:style-name="T4"> Python scripts to automate building, packaging and installation</text:span></text:p>
              </text:list-item>
              <text:list-item>
                <text:p text:style-name="P55"><text:span text:style-name="T11">Git, Gitlab, .DEB packaging, Grunt</text:span></text:p>
              </text:list-item>
            </text:list>
          </table:table-cell>
          <table:covered-table-cell/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VireoMD, Inc.</text:p>
            <text:p text:style-name="P21"><text:span text:style-name="T14">Software Engineer</text:span></text:p>
          </table:table-cell>
          <table:table-cell table:style-name="Table1.A1" office:value-type="string">
            <text:p text:style-name="P24"><text:span text:style-name="T15">Tiburon</text:span>, California</text:p>
            <text:p text:style-name="P15"><text:span text:style-name="T15">January 2011</text:span> – <text:span text:style-name="T15">September 2013</text:span></text:p>
          </table:table-cell>
        </table:table-row>
        <table:table-row>
          <table:table-cell table:style-name="Table1.A2" table:number-columns-spanned="2" office:value-type="string">
            <text:list xml:id="list7005555415198130912" text:style-name="L7">
              <text:list-header>
                <text:p text:style-name="P63">VireoMD, Inc. is a startup in the m<text:span text:style-name="T31">e</text:span>d<text:span text:style-name="T31">i</text:span>cal space that seeks to provide low-cost services to medicinal practitioners enabling them to comply with new government regulations <text:span text:style-name="T36">concering Electronic Medical Records (EMR) systems.</text:span></text:p>
                <text:p text:style-name="P63"/>
              </text:list-header>
              <text:list-item>
                <text:p text:style-name="P59">Founder</text:p>
              </text:list-item>
              <text:list-item>
                <text:p text:style-name="P59">Python, C, C++, Bash, <text:span text:style-name="T32">HTML5, CSS3</text:span></text:p>
              </text:list-item>
              <text:list-item>
                <text:p text:style-name="P59">Linux server administration: Git, KVM, Trac, Apache, Kottie, Joomla, Cron</text:p>
              </text:list-item>
              <text:list-item>
                <text:p text:style-name="P59">Worked closely in a small team environment to build the technology stack for customer deployment</text:p>
              </text:list-item>
              <text:list-item>
                <text:p text:style-name="P59">Experience in system security for HIPAA compliance: eCryptfs, OpenVPN</text:p>
              </text:list-item>
              <text:list-item>
                <text:p text:style-name="P61"><text:span text:style-name="T19">Transitioned the company from pre-revenue to post-revenue</text:span></text:p>
              </text:list-item>
            </text:list>
          </table:table-cell>
          <table:covered-table-cell/>
        </table:table-row>
      </table:table>
      <text:p text:style-name="P3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0">UC Davis Police Depaprtment</text:p>
            <text:p text:style-name="P23"><text:span text:style-name="T14">Aggie Host Security Officer</text:span></text:p>
          </table:table-cell>
          <table:table-cell table:style-name="Table2.A1" office:value-type="string">
            <text:p text:style-name="P27"><text:span text:style-name="T33">Davis</text:span>, California</text:p>
            <text:p text:style-name="P16"><text:span text:style-name="T33">February 2012</text:span> – <text:span text:style-name="T15">September 2013</text:span></text:p>
          </table:table-cell>
        </table:table-row>
        <table:table-row>
          <table:table-cell table:style-name="Table2.A2" table:number-columns-spanned="2" office:value-type="string">
            <text:list xml:id="list220919356855645" text:continue-numbering="true" text:style-name="L7">
              <text:list-header>
                <text:p text:style-name="P65">Aggie Host Security Officers are manpower supplements to the on campus police department. <text:s/>Primary duties revolve around safety staffing for on campus events but also include student motivated security programs such as <text:span text:style-name="T17">Safe Rides</text:span><text:span text:style-name="T28"> and late night building patrols.</text:span></text:p>
                <text:p text:style-name="P64"/>
              </text:list-header>
              <text:list-item>
                <text:p text:style-name="P60">F<text:span text:style-name="T34">riendly customer service and event support</text:span></text:p>
              </text:list-item>
              <text:list-item>
                <text:p text:style-name="P62">Trusted with independent (non-supervised) event work</text:p>
              </text:list-item>
            </text:list>
          </table:table-cell>
          <table:covered-table-cell/>
        </table:table-row>
      </table:table>
      <text:p text:style-name="P5"/>
      <text:p text:style-name="P13"><text:s text:c="4"/>Interests/Skills</text:p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list xml:id="list6697438825366817484" text:style-name="L10">
              <text:list-item>
                <text:p text:style-name="P35">Functional Reactive Programming</text:p>
              </text:list-item>
              <text:list-item>
                <text:p text:style-name="P36">Schema Adaptive User Interfaces</text:p>
              </text:list-item>
              <text:list-item>
                <text:p text:style-name="P37">Single Page Applications</text:p>
              </text:list-item>
              <text:list-item>
                <text:p text:style-name="P37">Scalable Web Architecture</text:p>
              </text:list-item>
              <text:list-item>
                <text:p text:style-name="P44">Statistical Analysis &amp; Data Visualization</text:p>
              </text:list-item>
              <text:list-item>
                <text:p text:style-name="P44">Open Source, Linux</text:p>
              </text:list-item>
            </text:list>
          </table:table-cell>
          <table:table-cell table:style-name="Table5.B1" office:value-type="string">
            <text:list xml:id="list220919037864322" text:continue-numbering="true" text:style-name="L10">
              <text:list-item>
                <text:p text:style-name="P45">Skiing/Snowboarding</text:p>
              </text:list-item>
              <text:list-item>
                <text:p text:style-name="P46">Mountain Biking</text:p>
              </text:list-item>
              <text:list-item>
                <text:p text:style-name="P45">Hiking</text:p>
              </text:list-item>
              <text:list-item>
                <text:p text:style-name="P46"><text:span text:style-name="T39">Craft </text:span>b<text:span text:style-name="T40">eers</text:span></text:p>
              </text:list-item>
            </text:list>
          </table:table-cell>
        </table:table-row>
      </table:table>
      <text:p text:style-name="P4"/>
      <text:p text:style-name="P12"><text:s text:c="4"/>Education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9">Bachelor of Arts, Economics</text:p>
            <text:p text:style-name="P22"><text:span text:style-name="T14">University of California - Davis</text:span></text:p>
          </table:table-cell>
          <table:table-cell table:style-name="Table3.A1" office:value-type="string">
            <text:p text:style-name="P26"><text:span text:style-name="T16">Davis</text:span>, California</text:p>
            <text:p text:style-name="P17">Spring 2013</text:p>
          </table:table-cell>
        </table:table-row>
        <table:table-row>
          <table:table-cell table:style-name="Table3.A2" table:number-columns-spanned="2" office:value-type="string">
            <text:p text:style-name="P38"><text:span text:style-name="T17">Relevant Coursework:</text:span> Calculus, Vector Calculus, Applied Linear Algebra, Differential Equations, Statistics for</text:p>
            <text:p text:style-name="P38">Engineering, ANOVA, Regressions, Statistics with R <text:span text:style-name="T38">and STATA</text:span>, C, C++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Condensed1" svg:font-family="'DejaVu Sans Condensed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1:52:21.697549204</meta:creation-date>
    <dc:date>2015-08-19T22:09:17.786899359</dc:date>
    <meta:editing-duration>PT10H11M34S</meta:editing-duration>
    <meta:editing-cycles>116</meta:editing-cycles>
    <meta:generator>LibreOffice/4.2.8.2$Linux_X86_64 LibreOffice_project/420m0$Build-2</meta:generator>
    <meta:document-statistic meta:table-count="6" meta:image-count="0" meta:object-count="0" meta:page-count="2" meta:paragraph-count="90" meta:word-count="578" meta:character-count="3918" meta:non-whitespace-character-count="3465"/>
  </office:meta>
</office:document-meta>
</file>